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Graphik LC TT" fo:font-size="15pt" fo:letter-spacing="normal" fo:font-style="normal" fo:font-weight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">
      <style:paragraph-properties fo:margin-left="0.1425in" fo:margin-right="0in" fo:text-align="start" style:justify-single-word="false" fo:text-indent="0.3409in" style:auto-text-indent="false" style:page-number="auto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Graphik LC TT" fo:font-size="15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margin-left="0.1425in" fo:margin-right="0in" fo:text-align="start" style:justify-single-word="false" fo:text-indent="0.3409in" style:auto-text-indent="false"/>
      <style:text-properties fo:font-variant="normal" fo:text-transform="none" fo:color="#000000" style:font-name="Graphik LC TT" fo:font-size="10pt" fo:letter-spacing="normal" fo:font-style="normal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hp_vW1z1WelNd3MEVyxxXRYngrpV1Cks94RhN75</text:p>
      <text:p text:style-name="P3"/>
      <text:p text:style-name="P3">Это токен на гитхаб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КУРС JAVA-РАЗРАБОТЧИК PRO </text:p>
      <text:p text:style-name="P4">(SKILLBOX)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Java-разработчик. Итоговый проект курса «Поисковый движок»</text:p>
      <text:list xml:id="list1531544940956607818" text:style-name="L1">
        <text:list-item>
          <text:list>
            <text:list-item>
              <text:p text:style-name="P7">Spring Initializer</text:p>
            </text:list-item>
            <text:list-item>
              <text:p text:style-name="P7">Application Properties, профили и формат YAML</text:p>
            </text:list-item>
            <text:list-item>
              <text:p text:style-name="P7">Обработка ошибок Логи Spring Boot @Conditional</text:p>
            </text:list-item>
            <text:list-item>
              <text:p text:style-name="P7"/>
            </text:list-item>
          </text:list>
        </text:list-item>
      </text:list>
      <text:p text:style-name="P5">Автоматическое создание конфигурации с структуры приложения с помощью ресурса: <text:a xlink:type="simple" xlink:href="https://start.spring.io/" text:style-name="Internet_20_link" text:visited-style-name="Visited_20_Internet_20_Link">https://start.spring.io</text:a>. Здесь можно добавить необходимые зависимости в Spring-приложение.</text:p>
      <text:p text:style-name="P6">По нажатию кнопки “Generate” на локальном диске появится папка с проектом будущего вэб-приложения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 LC TT" svg:font-family="'Graphik LC TT', sans-serif"/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nos" fo:font-size="12pt" fo:font-weight="bold" style:font-name-asian="Noto Sans CJK SC" style:font-size-asian="12pt" style:font-weight-asian="bold" style:font-name-complex="Noto Sans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k </meta:initial-creator>
    <meta:creation-date>2024-05-05T22:50:17</meta:creation-date>
    <meta:generator>OpenOffice/4.1.15$Unix OpenOffice.org_project/4115m2$Build-9813</meta:generator>
    <dc:date>2024-05-06T00:29:46</dc:date>
    <dc:creator>vak </dc:creator>
    <meta:editing-duration>PT1H2M49S</meta:editing-duration>
    <meta:editing-cycles>9</meta:editing-cycles>
    <meta:document-statistic meta:table-count="0" meta:image-count="0" meta:object-count="0" meta:page-count="2" meta:paragraph-count="10" meta:word-count="62" meta:character-count="538"/>
  </office:meta>
</office:document-meta>
</file>